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4.52966666666667cm"/>
    </style:style>
    <style:style style:name="co2" style:family="table-column">
      <style:table-column-properties fo:break-before="auto" style:column-width="8.17033333333333cm"/>
    </style:style>
    <style:style style:name="co3" style:family="table-column">
      <style:table-column-properties fo:break-before="auto" style:column-width="5.1011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4" table:number-columns-repeated="3" table:default-cell-style-name="ce2"/>
        <table:table-column table:style-name="co4" table:number-columns-repeated="16376" table:default-cell-style-name="ce1"/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процесса(ов)</text:p>
          </table:table-cell>
          <table:table-cell office:value-type="string" table:style-name="ce1">
            <text:p>A</text:p>
          </table:table-cell>
          <table:table-cell table:number-columns-repeated="3" table:style-name="ce2"/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formula="of:=VLOOKUP([.C2];[.$A:.$I];9;0)" table:style-name="ce2">
            <text:p>0</text:p>
          </table:table-cell>
          <table:table-cell office:value-type="float" office:value="0" table:formula="of:=VLOOKUP([.D2];[.$A:.$I];9;0)" table:style-name="ce2">
            <text:p>0</text:p>
          </table:table-cell>
          <table:table-cell office:value-type="float" office:value="0" table:formula="of:=VLOOKUP([.E2];[.$A:.$I];9;0)" table:style-name="ce2">
            <text:p>0</text:p>
          </table:table-cell>
          <table:table-cell office:value-type="float" office:value="1" table:formula="of:=[.B2]+MAX([.F2:.H2])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formula="of:=VLOOKUP([.C3];[.$A:.$I];9;0)" table:style-name="ce2">
            <text:p>0</text:p>
          </table:table-cell>
          <table:table-cell office:value-type="float" office:value="0" table:formula="of:=VLOOKUP([.D3];[.$A:.$I];9;0)" table:style-name="ce2">
            <text:p>0</text:p>
          </table:table-cell>
          <table:table-cell office:value-type="float" office:value="0" table:formula="of:=VLOOKUP([.E3];[.$A:.$I];9;0)" table:style-name="ce2">
            <text:p>0</text:p>
          </table:table-cell>
          <table:table-cell office:value-type="float" office:value="13" table:formula="of:=[.B3]+MAX([.F3:.H3])" table:style-name="ce1">
            <text:p>13</text:p>
          </table:table-cell>
          <table:table-cell table:style-name="ce1"/>
          <table:table-cell office:value-type="float" office:value="18" table:formula="of:=MAX([.I:.I])" table:style-name="ce1">
            <text:p>18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formula="of:=VLOOKUP([.C4];[.$A:.$I];9;0)" table:style-name="ce2">
            <text:p>0</text:p>
          </table:table-cell>
          <table:table-cell office:value-type="float" office:value="0" table:formula="of:=VLOOKUP([.D4];[.$A:.$I];9;0)" table:style-name="ce2">
            <text:p>0</text:p>
          </table:table-cell>
          <table:table-cell office:value-type="float" office:value="0" table:formula="of:=VLOOKUP([.E4];[.$A:.$I];9;0)" table:style-name="ce2">
            <text:p>0</text:p>
          </table:table-cell>
          <table:table-cell office:value-type="float" office:value="2" table:formula="of:=[.B4]+MAX([.F4:.H4])" table:style-name="ce1">
            <text:p>2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formula="of:=VLOOKUP([.C5];[.$A:.$I];9;0)" table:style-name="ce2">
            <text:p>1</text:p>
          </table:table-cell>
          <table:table-cell office:value-type="float" office:value="0" table:formula="of:=VLOOKUP([.D5];[.$A:.$I];9;0)" table:style-name="ce2">
            <text:p>0</text:p>
          </table:table-cell>
          <table:table-cell office:value-type="float" office:value="0" table:formula="of:=VLOOKUP([.E5];[.$A:.$I];9;0)" table:style-name="ce2">
            <text:p>0</text:p>
          </table:table-cell>
          <table:table-cell office:value-type="float" office:value="4" table:formula="of:=[.B5]+MAX([.F5:.H5])" table:style-name="ce1">
            <text:p>4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2" table:formula="of:=VLOOKUP([.C6];[.$A:.$I];9;0)" table:style-name="ce2">
            <text:p>2</text:p>
          </table:table-cell>
          <table:table-cell office:value-type="float" office:value="0" table:formula="of:=VLOOKUP([.D6];[.$A:.$I];9;0)" table:style-name="ce2">
            <text:p>0</text:p>
          </table:table-cell>
          <table:table-cell office:value-type="float" office:value="0" table:formula="of:=VLOOKUP([.E6];[.$A:.$I];9;0)" table:style-name="ce2">
            <text:p>0</text:p>
          </table:table-cell>
          <table:table-cell office:value-type="float" office:value="7" table:formula="of:=[.B6]+MAX([.F6:.H6])" table:style-name="ce1">
            <text:p>7</text:p>
          </table:table-cell>
          <table:table-cell table:number-columns-repeated="16375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3" table:formula="of:=VLOOKUP([.C7];[.$A:.$I];9;0)" table:style-name="ce2">
            <text:p>13</text:p>
          </table:table-cell>
          <table:table-cell office:value-type="float" office:value="4" table:formula="of:=VLOOKUP([.D7];[.$A:.$I];9;0)" table:style-name="ce2">
            <text:p>4</text:p>
          </table:table-cell>
          <table:table-cell office:value-type="float" office:value="7" table:formula="of:=VLOOKUP([.E7];[.$A:.$I];9;0)" table:style-name="ce2">
            <text:p>7</text:p>
          </table:table-cell>
          <table:table-cell office:value-type="float" office:value="14" table:formula="of:=[.B7]+MAX([.F7:.H7])" table:style-name="ce1">
            <text:p>14</text:p>
          </table:table-cell>
          <table:table-cell table:number-columns-repeated="16375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14" table:formula="of:=VLOOKUP([.C8];[.$A:.$I];9;0)" table:style-name="ce2">
            <text:p>14</text:p>
          </table:table-cell>
          <table:table-cell office:value-type="float" office:value="0" table:formula="of:=VLOOKUP([.D8];[.$A:.$I];9;0)" table:style-name="ce2">
            <text:p>0</text:p>
          </table:table-cell>
          <table:table-cell office:value-type="float" office:value="0" table:formula="of:=VLOOKUP([.E8];[.$A:.$I];9;0)" table:style-name="ce2">
            <text:p>0</text:p>
          </table:table-cell>
          <table:table-cell office:value-type="float" office:value="18" table:formula="of:=[.B8]+MAX([.F8:.H8])" table:style-name="ce1">
            <text:p>18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formula="of:=VLOOKUP([.C9];[.$A:.$I];9;0)" table:style-name="ce2">
            <text:p>0</text:p>
          </table:table-cell>
          <table:table-cell office:value-type="float" office:value="0" table:formula="of:=VLOOKUP([.D9];[.$A:.$I];9;0)" table:style-name="ce2">
            <text:p>0</text:p>
          </table:table-cell>
          <table:table-cell office:value-type="float" office:value="0" table:formula="of:=VLOOKUP([.E9];[.$A:.$I];9;0)" table:style-name="ce2">
            <text:p>0</text:p>
          </table:table-cell>
          <table:table-cell office:value-type="float" office:value="6" table:formula="of:=[.B9]+MAX([.F9:.H9])" table:style-name="ce1">
            <text:p>6</text:p>
          </table:table-cell>
          <table:table-cell table:number-columns-repeated="1637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6" table:formula="of:=VLOOKUP([.C10];[.$A:.$I];9;0)" table:style-name="ce2">
            <text:p>6</text:p>
          </table:table-cell>
          <table:table-cell office:value-type="float" office:value="0" table:formula="of:=VLOOKUP([.D10];[.$A:.$I];9;0)" table:style-name="ce2">
            <text:p>0</text:p>
          </table:table-cell>
          <table:table-cell office:value-type="float" office:value="0" table:formula="of:=VLOOKUP([.E10];[.$A:.$I];9;0)" table:style-name="ce2">
            <text:p>0</text:p>
          </table:table-cell>
          <table:table-cell office:value-type="float" office:value="9" table:formula="of:=[.B10]+MAX([.F10:.H10])" table:style-name="ce1">
            <text:p>9</text:p>
          </table:table-cell>
          <table:table-cell table:number-columns-repeated="16375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formula="of:=VLOOKUP([.C11];[.$A:.$I];9;0)" table:style-name="ce2">
            <text:p>0</text:p>
          </table:table-cell>
          <table:table-cell office:value-type="float" office:value="0" table:formula="of:=VLOOKUP([.D11];[.$A:.$I];9;0)" table:style-name="ce2">
            <text:p>0</text:p>
          </table:table-cell>
          <table:table-cell office:value-type="float" office:value="0" table:formula="of:=VLOOKUP([.E11];[.$A:.$I];9;0)" table:style-name="ce2">
            <text:p>0</text:p>
          </table:table-cell>
          <table:table-cell office:value-type="float" office:value="7" table:formula="of:=[.B11]+MAX([.F11:.H11])" table:style-name="ce1">
            <text:p>7</text:p>
          </table:table-cell>
          <table:table-cell table:number-columns-repeated="16375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7" table:formula="of:=VLOOKUP([.C12];[.$A:.$I];9;0)" table:style-name="ce2">
            <text:p>7</text:p>
          </table:table-cell>
          <table:table-cell office:value-type="float" office:value="0" table:formula="of:=VLOOKUP([.D12];[.$A:.$I];9;0)" table:style-name="ce2">
            <text:p>0</text:p>
          </table:table-cell>
          <table:table-cell office:value-type="float" office:value="0" table:formula="of:=VLOOKUP([.E12];[.$A:.$I];9;0)" table:style-name="ce2">
            <text:p>0</text:p>
          </table:table-cell>
          <table:table-cell office:value-type="float" office:value="10" table:formula="of:=[.B12]+MAX([.F12:.H12])" table:style-name="ce1">
            <text:p>10</text:p>
          </table:table-cell>
          <table:table-cell table:number-columns-repeated="16375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9" table:formula="of:=VLOOKUP([.C13];[.$A:.$I];9;0)" table:style-name="ce2">
            <text:p>9</text:p>
          </table:table-cell>
          <table:table-cell office:value-type="float" office:value="10" table:formula="of:=VLOOKUP([.D13];[.$A:.$I];9;0)" table:style-name="ce2">
            <text:p>10</text:p>
          </table:table-cell>
          <table:table-cell office:value-type="float" office:value="0" table:formula="of:=VLOOKUP([.E13];[.$A:.$I];9;0)" table:style-name="ce2">
            <text:p>0</text:p>
          </table:table-cell>
          <table:table-cell office:value-type="float" office:value="16" table:formula="of:=[.B13]+MAX([.F13:.H13])" table:style-name="ce1">
            <text:p>16</text:p>
          </table:table-cell>
          <table:table-cell table:number-columns-repeated="16375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HP</meta:initial-creator>
    <dc:creator>Kirka</dc:creator>
    <meta:creation-date>2022-07-26T06:42:39Z</meta:creation-date>
    <dc:date>2023-03-31T09:05:12Z</dc:date>
  </office:meta>
</office:document-meta>
</file>